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a90e" officeooo:paragraph-rsid="001fa90e"/>
    </style:style>
    <style:style style:name="P2" style:family="paragraph" style:parent-style-name="Standard" style:list-style-name="L1">
      <style:text-properties officeooo:rsid="001fa90e" officeooo:paragraph-rsid="001fa90e"/>
    </style:style>
    <style:style style:name="P3" style:family="paragraph" style:parent-style-name="Standard">
      <style:text-properties fo:font-weight="bold" officeooo:rsid="001fa90e" officeooo:paragraph-rsid="001fa90e" style:font-weight-asian="bold" style:font-weight-complex="bold"/>
    </style:style>
    <style:style style:name="P4" style:family="paragraph" style:parent-style-name="Standard" style:list-style-name="L1">
      <style:text-properties fo:font-weight="bold" officeooo:rsid="001fa90e" officeooo:paragraph-rsid="001fa90e" style:font-weight-asian="bold" style:font-weight-complex="bold"/>
    </style:style>
    <style:style style:name="P5" style:family="paragraph" style:parent-style-name="Standard">
      <style:text-properties officeooo:rsid="0020f6d5" officeooo:paragraph-rsid="0020f6d5"/>
    </style:style>
    <style:style style:name="P6" style:family="paragraph" style:parent-style-name="Standard">
      <style:text-properties officeooo:rsid="0021bc31" officeooo:paragraph-rsid="0021bc31"/>
    </style:style>
    <style:style style:name="P7" style:family="paragraph" style:parent-style-name="Standard">
      <style:text-properties officeooo:rsid="0025ae28" officeooo:paragraph-rsid="0025ae28"/>
    </style:style>
    <style:style style:name="P8" style:family="paragraph" style:parent-style-name="Standard">
      <style:text-properties officeooo:rsid="0027a236" officeooo:paragraph-rsid="0027a236"/>
    </style:style>
    <style:style style:name="P9" style:family="paragraph" style:parent-style-name="Standard">
      <style:text-properties fo:font-style="italic" style:text-underline-style="none" officeooo:rsid="001fa90e" officeooo:paragraph-rsid="001fa90e" style:font-style-asian="italic" style:font-style-complex="italic"/>
    </style:style>
    <style:style style:name="P10" style:family="paragraph" style:parent-style-name="Standard">
      <style:text-properties fo:font-style="italic" style:text-underline-style="none" officeooo:rsid="0027a236" officeooo:paragraph-rsid="0027a236" style:font-style-asian="italic" style:font-style-complex="italic"/>
    </style:style>
    <style:style style:name="T1" style:family="text">
      <style:text-properties officeooo:rsid="0022220c"/>
    </style:style>
    <style:style style:name="T2" style:family="text">
      <style:text-properties officeooo:rsid="0025ae28"/>
    </style:style>
    <style:style style:name="T3" style:family="text">
      <style:text-properties officeooo:rsid="0027a23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jax in Django with JQuery:</text:p>
      <text:list xml:id="list3105823095934282103" text:style-name="L1">
        <text:list-header>
          <text:p text:style-name="P4"/>
          <text:p text:style-name="P4">Requirements:</text:p>
          <text:p text:style-name="P4"/>
        </text:list-header>
        <text:list-item>
          <text:p text:style-name="P2">webserver Nginx</text:p>
        </text:list-item>
        <text:list-item>
          <text:p text:style-name="P2">Database PostgreSQL</text:p>
        </text:list-item>
        <text:list-item>
          <text:p text:style-name="P2">WSGI app server guncorn</text:p>
        </text:list-item>
        <text:list-item>
          <text:p text:style-name="P2">django </text:p>
        </text:list-item>
        <text:list-item>
          <text:p text:style-name="P2">jquery</text:p>
        </text:list-item>
        <text:list-item>
          <text:p text:style-name="P2">python (obviously)</text:p>
        </text:list-item>
      </text:list>
      <text:p text:style-name="P1"/>
      <text:p text:style-name="P1"/>
      <text:p text:style-name="P1">1. Install PostgreSQL, Nginx, Django, gunicorn:</text:p>
      <text:p text:style-name="P1"/>
      <text:p text:style-name="P1">2. Start app in django project:</text:p>
      <text:p text:style-name="P1"/>
      <text:p text:style-name="P1">3. Configure settings.py</text:p>
      <text:p text:style-name="P1"/>
      <text:p text:style-name="P1">4..In model.py app file write this code:</text:p>
      <text:p text:style-name="P1"/>
      <text:p text:style-name="P1">from django.db import models</text:p>
      <text:p text:style-name="P1">***</text:p>
      <text:p text:style-name="P1">class <text:s/>Colors(models.Model):</text:p>
      <text:p text:style-name="P1"><text:tab/>name = models.CharField(max.length=20)</text:p>
      <text:p text:style-name="P1"><text:tab/>is_favourite = models.BooleanField(default=False)</text:p>
      <text:p text:style-name="P1"/>
      <text:p text:style-name="P1"><text:tab/>def __str__(self):</text:p>
      <text:p text:style-name="P1"><text:tab/>return self.name</text:p>
      <text:p text:style-name="P1"/>
      <text:p text:style-name="P1"><text:tab/>class Meta:</text:p>
      <text:p text:style-name="P1"><text:tab/>ordering = ['name']</text:p>
      <text:p text:style-name="P1">***</text:p>
      <text:p text:style-name="P1"/>
      <text:p text:style-name="P5">5.Register the class in admin.py</text:p>
      <text:p text:style-name="P5"/>
      <text:p text:style-name="P5">***</text:p>
      <text:p text:style-name="P6">from django.contrib import admin</text:p>
      <text:p text:style-name="P6">from .models import Color</text:p>
      <text:p text:style-name="P6"/>
      <text:p text:style-name="P6">admin.site.register(Color)</text:p>
      <text:p text:style-name="P6">***</text:p>
      <text:p text:style-name="P6"/>
      <text:p text:style-name="P6"><text:span text:style-name="T2">Now</text:span> syn<text:span text:style-name="T1">c</text:span> <text:span text:style-name="T2">t</text:span>he database</text:p>
      <text:p text:style-name="P7"/>
      <text:p text:style-name="P7">6.Adding data in database</text:p>
      <text:p text:style-name="P9"/>
      <text:p text:style-name="P9">// <text:span text:style-name="T3">readyState value:</text:span></text:p>
      <text:p text:style-name="P10">0 – unintialized</text:p>
      <text:p text:style-name="P10">1 – loading</text:p>
      <text:p text:style-name="P10">2 – loaded</text:p>
      <text:p text:style-name="P10">3 – interactive</text:p>
      <text:p text:style-name="P10">4 – complete //</text:p>
      <text:p text:style-name="P10"><text:soft-page-break/>//few status below</text:p>
      <text:p text:style-name="P10">200 – OK</text:p>
      <text:p text:style-name="P10">400 – Bad Request</text:p>
      <text:p text:style-name="P10">404 – File not Found</text:p>
      <text:p text:style-name="P10">500 – Internal Server Error</text:p>
      <text:p text:style-name="P10">505 – HTTP version not supported //</text:p>
      <text:p text:style-name="P10"/>
      <text:p text:style-name="P10"/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5:45:02.345414395</meta:creation-date>
    <dc:date>2015-09-24T18:31:41.517759275</dc:date>
    <meta:editing-duration>PT1H29M24S</meta:editing-duration>
    <meta:editing-cycles>7</meta:editing-cycles>
    <meta:generator>LibreOffice/4.4.2.2$Linux_X86_64 LibreOffice_project/40m0$Build-2</meta:generator>
    <meta:document-statistic meta:table-count="0" meta:image-count="0" meta:object-count="0" meta:page-count="2" meta:paragraph-count="44" meta:word-count="132" meta:character-count="877" meta:non-whitespace-character-count="778"/>
  </office:meta>
</office:document-meta>
</file>